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CJK TC Regular1" svg:font-family="'Noto Sans CJK TC Regular'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Noto Sans CJK TC Regular" svg:font-family="'Noto Sans CJK TC Regular'" style:font-family-generic="system" style:font-pitch="variable"/>
  </office:font-face-decls>
  <office:automatic-styles>
    <style:style style:name="P1" style:family="paragraph" style:parent-style-name="Preformatted_20_Text">
      <style:text-properties officeooo:rsid="0012318e" officeooo:paragraph-rsid="001284a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鄭南榕 160（1947.09.12-1989.04.07）</text:p>
      <text:p text:style-name="P1"/>
      <text:p text:style-name="P1">臺北市人。後隨家庭移居宜蘭。父鄭木森，</text:p>
      <text:p text:style-name="P1"/>
      <text:p text:style-name="P1">福建省福州人，日本時代移居臺灣，以理髮為業。</text:p>
      <text:p text:style-name="P1"/>
      <text:p text:style-name="P1">出生該年發生二二八事件，此事對其認同產</text:p>
      <text:p text:style-name="P1"/>
      <text:p text:style-name="P1">生重大影響。幼時聰穎，被稱為宜蘭狀元。宜蘭</text:p>
      <text:p text:style-name="P1"/>
      <text:p text:style-name="P1">中學初中部畢業後，北上就讀建國中學，大學考</text:p>
      <text:p text:style-name="P1"/>
      <text:p text:style-name="P1">上國立成功大學工學院，此時期開始廣泛閱讀文</text:p>
      <text:p text:style-name="P1"/>
      <text:p text:style-name="P1">史哲書籍，確認自己對哲學性思考較有興趣，曾</text:p>
      <text:p text:style-name="P1"/>
      <text:p text:style-name="P1">說「我是第一流的行動思想家，為什麼要做第三流</text:p>
      <text:p text:style-name="P1"/>
      <text:p text:style-name="P1">的工程師」。2年後轉考輔仁大學哲學系，隔年再</text:p>
      <text:p text:style-name="P1"/>
      <text:p text:style-name="P1">轉入臺灣大學哲學系。哲學系就讀期間，信仰古典自由主義，閱讀胡適、殷</text:p>
      <text:p text:style-name="P1"/>
      <text:p text:style-name="P1">海光（另有傳）、李敖等人著作，研究邏輯分析與當代哲學分析。曾有一段時</text:p>
      <text:p text:style-name="P1"/>
      <text:p text:style-name="P1">期每週固定拜訪遭國民黨監視的哲學系教授殷海光（另有傳），直至殷海光阻</text:p>
      <text:p text:style-name="P1"/>
      <text:p text:style-name="P1">止他再前去為止。因不願修習「國父思想」而放棄臺大畢業證書。161</text:p>
      <text:p text:style-name="P1"/>
      <text:p text:style-name="P1">民國 61年（1972），退伍後進入民營企業工作，曾於紡織公司擔任業</text:p>
      <text:p text:style-name="P1"/>
      <text:p text:style-name="P1">務，又自行創業進口保健食品、經銷文具書刊等，但均告失敗。民國 70年</text:p>
      <text:p text:style-name="P1"/>
      <text:p text:style-name="P1">（1981），開始幫《深耕》、《政治家》等黨外雜誌寫稿，經常在立法院旁聽議</text:p>
      <text:p text:style-name="P1"/>
      <text:p text:style-name="P1">程。但由於父親為外省人，當時在黨外活動圈仍不斷遭人質疑。兩年後，鑑</text:p>
      <text:p text:style-name="P1"/>
      <text:p text:style-name="P1">於對《深耕》雜誌的不滿，決定自行辦雜誌，並透過鄧維禎介紹認識李敖。</text:p>
      <text:p text:style-name="P1"/>
      <text:p text:style-name="P1">剛開始籌辦雜誌時，由於其未有大學畢業證書必須向友人商借，為避免查</text:p>
      <text:p text:style-name="P1"/>
      <text:p text:style-name="P1">禁、沒收、停刊等官方箝制言論自由，向友人借了 18張大學畢業證書申辦雜</text:p>
      <text:p text:style-name="P1"/>
      <text:p text:style-name="P1">誌執照。民國 73年（1984）3月 12日，《自由時代》創刊，標榜爭取「百分之百</text:p>
      <text:p text:style-name="P1"/>
      <text:p text:style-name="P1">的言論自由」，發行 302期從未延遲出刊，在當時蓬勃發展的黨外雜誌生態中</text:p>
      <text:p text:style-name="P1"/>
      <text:p text:style-name="P1">尤屬難得。</text:p>
      <text:p text:style-name="P1"/>
      <text:p text:style-name="P1">民國 75年（1986）開始，更進一步投入街頭運動，籌畫「五一九綠色行</text:p>
      <text:p text:style-name="P1"/>
      <text:p text:style-name="P1">動」，抗議長達三十多年的戒嚴，帶領群眾在龍山寺集會，原欲遊行至總統府</text:p>
      <text:p text:style-name="P1">卻被鎮暴警察包圍，僵持十多小時。同年（1986）6月 2日，被以「違反選罷</text:p>
      <text:p text:style-name="P1"/>
      <text:p text:style-name="P1">法」罪名判刑入獄。隔年（1987）1月 24日甫出獄，立刻召集同志投入二二八</text:p>
      <text:p text:style-name="P1"/>
      <text:p text:style-name="P1">事件 40週年平反運動，與陳永興、李勝雄等人組成二二八和平日促進會，2</text:p>
      <text:p text:style-name="P1"/>
      <text:p text:style-name="P1">月至 3月，在仍處戒嚴時期的臺灣各地舉辦紀念會、遊行。162</text:p>
      <text:p text:style-name="P1"/>
      <text:p text:style-name="P1">民國 76年（1987）4月，在金華國中的一場演講上以「我是鄭南榕，我主</text:p>
      <text:p text:style-name="P1"/>
      <text:p text:style-name="P1">張臺灣獨立」一語，公開挑戰當局的政治禁忌，9月，策劃蔡許臺獨案聲援活</text:p>
      <text:p text:style-name="P1"><text:soft-page-break/></text:p>
      <text:p text:style-name="P1">動。隔年 7月，出國赴美、日，與海外獨立運動人士接觸，認識許世楷等人，</text:p>
      <text:p text:style-name="P1"/>
      <text:p text:style-name="P1">取得〈臺灣共和國憲法草案〉，並於《自由時代》第 254期刊登全文。11月，</text:p>
      <text:p text:style-name="P1"/>
      <text:p text:style-name="P1">與「臺灣政治受難者聯誼總會」、黃華等人推動新國家運動」以 40天時間步行</text:p>
      <text:p text:style-name="P1"/>
      <text:p text:style-name="P1">環島一周。</text:p>
      <text:p text:style-name="P1"/>
      <text:p text:style-name="P1">民國 78年（1989）1月 21日，高等法院以涉嫌叛亂罪名對其發出傳票。</text:p>
      <text:p text:style-name="P1"/>
      <text:p text:style-name="P1">該週末，鄭南榕將辦公室圍起重重鐵門、鐵窗、鐵絲網，並準備 3桶汽油和 1</text:p>
      <text:p text:style-name="P1"/>
      <text:p text:style-name="P1">支打火機於辦公桌下，1月 27日，公開宣布「國民黨只能抓到我的屍體，不能</text:p>
      <text:p text:style-name="P1"/>
      <text:p text:style-name="P1">抓到我的人」（Over my dead body），從當日開始自囚於辦公室。4月 7日，</text:p>
      <text:p text:style-name="P1"/>
      <text:p text:style-name="P1">中山分局出動優勢警力企圖進入辦公室拘提，為堅持其「百分之百的言論自</text:p>
      <text:p text:style-name="P1"/>
      <text:p text:style-name="P1">由」理想，其隨即於辦公室中自焚身亡。5月 19日，出殯隊伍如同示威遊行一</text:p>
      <text:p text:style-name="P1"/>
      <text:p text:style-name="P1">般，帶領著大批群眾前行，經過總統府前與警方對峙之時，高雄縣農權會幹</text:p>
      <text:p text:style-name="P1"/>
      <text:p text:style-name="P1">部詹益樺突然衝向蛇籠點火自焚。163</text:p>
      <text:p text:style-name="P1"/>
      <text:p text:style-name="P1">妻葉菊蘭，苗栗銅鑼客家人，與鄭南榕為輔仁大學同學，兩人於民國</text:p>
      <text:p text:style-name="P1"/>
      <text:p text:style-name="P1">61年（1972）結婚，婚後育有 1女竹梅。葉菊蘭原任職於聯廣廣告公司，其</text:p>
      <text:p text:style-name="P1"/>
      <text:p text:style-name="P1">夫過世後投入立法委員選舉，曾任第一至四屆立法委員、鄭南榕先生紀念基</text:p>
      <text:p text:style-name="P1"/>
      <text:p text:style-name="P1">金會董事長、行政院交通部部長、行政院政務委員、行政院消費者保護委員</text:p>
      <text:p text:style-name="P1"/>
      <text:p text:style-name="P1">會委員、行政院客家委員會主任委員、行政院副院長、高雄市代理市長，於</text:p>
      <text:p text:style-name="P1"/>
      <text:p text:style-name="P1">立法委員任內揭發華隆案、十八標案。竹梅為美國威斯康辛大學麥迪遜分校</text:p>
      <text:p text:style-name="P1"/>
      <text:p text:style-name="P1">（University of Wisconsin-Madison）法律碩士，適奇美實業工程師呂揚生。</text:p>
      <text:p text:style-name="P1"/>
      <text:p text:style-name="P1">（陳翠蓮、嚴婉玲撰）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CJK TC Regular1" svg:font-family="'Noto Sans CJK TC Regular'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Noto Sans CJK TC Regular" svg:font-family="'Noto Sans CJK T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Noto Sans CJK T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Noto Sans CJK T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TC Regular" style:font-family-asian="'Noto Sans CJK TC Regular'" style:font-family-generic-asian="system" style:font-pitch-asian="variable" style:font-size-asian="14pt" style:font-name-complex="Noto Sans CJK TC Regular" style:font-family-complex="'Noto Sans CJK T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CJK TC Regular1" style:font-family-complex="'Noto Sans CJK TC Regular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CJK TC Regular1" style:font-family-complex="'Noto Sans CJK TC Regular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TC Regular1" style:font-family-complex="'Noto Sans CJK TC Regular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9T15:02:00.601931104</meta:creation-date>
    <dc:date>2018-04-19T15:02:59.751522271</dc:date>
    <meta:editing-duration>PT59S</meta:editing-duration>
    <meta:editing-cycles>1</meta:editing-cycles>
    <meta:document-statistic meta:table-count="0" meta:image-count="0" meta:object-count="0" meta:page-count="2" meta:paragraph-count="52" meta:word-count="1455" meta:character-count="1595" meta:non-whitespace-character-count="1566"/>
    <meta:generator>LibreOffice/5.1.6.2$Linux_X86_64 LibreOffice_project/10m0$Build-2</meta:generator>
  </office:meta>
</office:document-meta>
</file>